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167in" table:align="left"/>
    </style:style>
    <style:style style:name="Table1.A" style:family="table-column">
      <style:table-column-properties style:column-width="0.7368in"/>
    </style:style>
    <style:style style:name="Table1.B" style:family="table-column">
      <style:table-column-properties style:column-width="3.266in"/>
    </style:style>
    <style:style style:name="Table1.C" style:family="table-column">
      <style:table-column-properties style:column-width="1.513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958in" table:align="left"/>
    </style:style>
    <style:style style:name="Table2.A" style:family="table-column">
      <style:table-column-properties style:column-width="2.6521in"/>
    </style:style>
    <style:style style:name="Table2.B" style:family="table-column">
      <style:table-column-properties style:column-width="0.8757in"/>
    </style:style>
    <style:style style:name="Table2.C" style:family="table-column">
      <style:table-column-properties style:column-width="1.0993in"/>
    </style:style>
    <style:style style:name="Table2.D" style:family="table-column">
      <style:table-column-properties style:column-width="0.6535in"/>
    </style:style>
    <style:style style:name="Table2.E" style:family="table-column">
      <style:table-column-properties style:column-width="0.715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5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Quotations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47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8" style:family="paragraph" style:parent-style-name="Text_20_body" style:list-style-name="L21">
      <style:text-properties fo:font-size="6pt" style:font-size-asian="5.25pt" style:font-size-complex="6pt"/>
    </style:style>
    <style:style style:name="P49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50" style:family="paragraph" style:parent-style-name="Text_20_body" style:list-style-name="L22">
      <style:text-properties fo:font-size="6pt" style:font-size-asian="5.25pt" style:font-size-complex="6pt"/>
    </style:style>
    <style:style style:name="P51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2" style:family="paragraph" style:parent-style-name="Text_20_body" style:list-style-name="L23">
      <style:text-properties fo:font-size="6pt" style:font-size-asian="5.25pt" style:font-size-complex="6pt"/>
    </style:style>
    <style:style style:name="P53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4" style:family="paragraph" style:parent-style-name="Text_20_body" style:list-style-name="L24">
      <style:text-properties fo:font-size="6pt" style:font-size-asian="5.25pt" style:font-size-complex="6pt"/>
    </style:style>
    <style:style style:name="P55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6" style:family="paragraph" style:parent-style-name="Text_20_body" style:list-style-name="L25">
      <style:text-properties fo:font-size="6pt" style:font-size-asian="5.25pt" style:font-size-complex="6pt"/>
    </style:style>
    <style:style style:name="P57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8" style:family="paragraph" style:parent-style-name="Text_20_body" style:list-style-name="L26">
      <style:text-properties fo:font-size="6pt" style:font-size-asian="5.25pt" style:font-size-complex="6pt"/>
    </style:style>
    <style:style style:name="P59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60" style:family="paragraph" style:parent-style-name="Text_20_body" style:list-style-name="L27">
      <style:text-properties fo:font-size="6pt" style:font-size-asian="5.25pt" style:font-size-complex="6pt"/>
    </style:style>
    <style:style style:name="P61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2" style:family="paragraph" style:parent-style-name="Text_20_body" style:list-style-name="L28">
      <style:text-properties fo:font-size="6pt" style:font-size-asian="5.25pt" style:font-size-complex="6pt"/>
    </style:style>
    <style:style style:name="P63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29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boChef: Executive Summary</text:h>
      <text:h text:style-name="P2" text:outline-level="2">One-Page Overview for Israeli Investors</text:h>
      <text:p text:style-name="P3"><text:span text:style-name="Strong_20_Emphasis">Date:</text:span> November 19, 2025<text:line-break/><text:span text:style-name="Strong_20_Emphasis">Founder:</text:span> Meir Niv<text:line-break/><text:span text:style-name="Strong_20_Emphasis">Ask:</text:span> $8M Seed Round</text:p>
      <text:p text:style-name="P4"/>
      <text:h text:style-name="P2" text:outline-level="2">The Opportunity: Israel's Platform Play in Humanoid Robotics</text:h>
      <text:h text:style-name="P5" text:outline-level="3">The Thesis</text:h>
      <text:p text:style-name="P3">Just as Android captured 80% of smartphone value (not hardware manufacturers), the humanoid robotics OS will capture the majority of a multi-trillion dollar market. RoboChef is the killer app that proves the platform works. <text:span text:style-name="Strong_20_Emphasis">And Israel should own this platform.</text:span></text:p>
      <text:h text:style-name="P5" text:outline-level="3">Why This Matters for Israel</text:h>
      <text:p text:style-name="P3"><text:span text:style-name="Strong_20_Emphasis">Israel's Taiwan Moment:</text:span></text:p>
      <text:list text:style-name="L1">
        <text:list-item>
          <text:p text:style-name="P6">Taiwan (small, isolated nation) → dominates semiconductors ($500B+ TSMC) </text:p>
        </text:list-item>
        <text:list-item>
          <text:p text:style-name="P7">Israel (small, isolated nation) → can dominate humanoid robotics OS </text:p>
        </text:list-item>
      </text:list>
      <text:p text:style-name="P3"><text:span text:style-name="Strong_20_Emphasis">Immediate Military Need:</text:span></text:p>
      <text:list text:style-name="L2">
        <text:list-item>
          <text:p text:style-name="P8">Hamas tunnels killed Israeli soldiers </text:p>
        </text:list-item>
        <text:list-item>
          <text:p text:style-name="P8">Humanoid infantry saves lives in tunnel warfare, border patrol, urban combat </text:p>
        </text:list-item>
        <text:list-item>
          <text:p text:style-name="P9">Send robots into danger instead of our sons and daughters </text:p>
        </text:list-item>
      </text:list>
      <text:p text:style-name="P3"><text:span text:style-name="Strong_20_Emphasis">Strategic Independence:</text:span></text:p>
      <text:list text:style-name="L3">
        <text:list-item>
          <text:p text:style-name="P10">Can't let China control humanoid OS (national security threat) </text:p>
        </text:list-item>
        <text:list-item>
          <text:p text:style-name="P10">Israel already leads: cyber, drones, autonomous vehicles, Iron Dome </text:p>
        </text:list-item>
        <text:list-item>
          <text:p text:style-name="P11">Humanoid robotics is the natural next frontier </text:p>
        </text:list-item>
      </text:list>
      <text:p text:style-name="P3"><text:span text:style-name="Strong_20_Emphasis">Brain Drain Reversal:</text:span></text:p>
      <text:list text:style-name="L4">
        <text:list-item>
          <text:p text:style-name="P12">Jewish STEM students fleeing hostile Western campuses </text:p>
        </text:list-item>
        <text:list-item>
          <text:p text:style-name="P12">Create AI-Humanoid Robotics Institute in Israel </text:p>
        </text:list-item>
        <text:list-item>
          <text:p text:style-name="P13">Attract global talent (like Unit 8200 did for cybersecurity, but 10x bigger) </text:p>
        </text:list-item>
      </text:list>
      <text:p text:style-name="P4"/>
      <text:h text:style-name="P2" text:outline-level="2">Market Size</text:h>
      <text:list text:style-name="L5">
        <text:list-item>
          <text:p text:style-name="P14"><text:span text:style-name="Strong_20_Emphasis">2025-2030:</text:span> Military &amp; Industrial ($70-240B) </text:p>
        </text:list-item>
        <text:list-item>
          <text:p text:style-name="P14"><text:span text:style-name="Strong_20_Emphasis">2030-2035:</text:span> Commercial Services ($400-800B) </text:p>
        </text:list-item>
        <text:list-item>
          <text:p text:style-name="P15"><text:span text:style-name="Strong_20_Emphasis">2035-2040:</text:span> Consumer Mass Market ($1.5-4T) </text:p>
        </text:list-item>
      </text:list>
      <text:p text:style-name="P3"><text:span text:style-name="Strong_20_Emphasis">Global labor market:</text:span> $80T/year → 30% addressable = $24T opportunity</text:p>
      <text:p text:style-name="P4"/>
      <text:h text:style-name="P2" text:outline-level="2">The Platform Play</text:h>
      <text:p text:style-name="P3"><text:span text:style-name="Strong_20_Emphasis">RoboChef</text:span> (cooking) → <text:span text:style-name="Strong_20_Emphasis">HOS Platform</text:span> (runs on ALL humanoids) → <text:span text:style-name="Strong_20_Emphasis">Trillion-dollar ecosystem</text:span></text:p>
      <text:h text:style-name="P5" text:outline-level="3">The Boston Dynamics Lesson</text:h>
      <text:p text:style-name="P3">Boston Dynamics spent 20+ years building incredible robots (the jumping, dancing demos that shock everyone). But they struggled to make money and got passed between Google, SoftBank, and Hyundai.</text:p>
      <text:p text:style-name="P3"><text:span text:style-name="Strong_20_Emphasis">Why?</text:span> They focused only on hardware with no business model or platform strategy.</text:p>
      <text:p text:style-name="P3"><text:span text:style-name="Strong_20_Emphasis">We're doing the opposite:</text:span> Building the OS that runs on ALL humanoids - including Boston Dynamics hardware. Hardware companies will commoditize (race to bottom). Software companies will capture the value.</text:p>
      <text:p text:style-name="P4"/>
      <text:h text:style-name="P2" text:outline-level="2">The Product: RoboChef</text:h>
      <text:h text:style-name="P5" text:outline-level="3">What It Is</text:h>
      <text:p text:style-name="P3">Humanoid robotic chef with patent-protected encrypted ingredient authorization system. Robot refuses to cook unless ingredients have valid authorization codes (daily-rotating encryption keys).</text:p>
      <text:h text:style-name="P5" text:outline-level="3">Why It Wins</text:h>
      <text:p text:style-name="P3">✅ <text:span text:style-name="Strong_20_Emphasis">Recurring revenue:</text:span> Hardware + ingredient subscriptions (razor-blade model)<text:line-break/>✅ <text:span text:style-name="Strong_20_Emphasis">IP moat:</text:span> Patent-protected encrypted authorization (filed Nov 2025)<text:line-break/>✅ <text:span text:style-name="Strong_20_Emphasis">Unit economics:</text:span> 3-month payback, $1M lifetime value per restaurant<text:line-break/>✅ <text:span text:style-name="Strong_20_Emphasis">Clear market need:</text:span> Restaurant labor shortage, rising wages, food safety</text:p>
      <text:h text:style-name="P5" text:outline-level="3">Business Model</text:h>
      <text:list text:style-name="L6">
        <text:list-item>
          <text:p text:style-name="P16"><text:span text:style-name="Strong_20_Emphasis">Hardware:</text:span> $75K-150K per unit (sell or lease) </text:p>
        </text:list-item>
        <text:list-item>
          <text:p text:style-name="P16"><text:span text:style-name="Strong_20_Emphasis">Ingredients:</text:span> $50/meal × 50 meals/day = $75K/month per restaurant </text:p>
        </text:list-item>
        <text:list-item>
          <text:p text:style-name="P16"><text:span text:style-name="Strong_20_Emphasis">Gross margin:</text:span> 35% on ingredients = $26K/month profit per location </text:p>
        </text:list-item>
        <text:list-item>
          <text:p text:style-name="P17"><text:span text:style-name="Strong_20_Emphasis">Platform fees:</text:span> Authorization codes, recipe subscriptions, enterprise licensing </text:p>
        </text:list-item>
      </text:list>
      <text:p text:style-name="P4"><text:soft-page-break/></text:p>
      <text:h text:style-name="P2" text:outline-level="2">The Israeli Hardware Strategy</text:h>
      <text:h text:style-name="P5" text:outline-level="3">Three-Tier Approach</text:h>
      <text:p text:style-name="P3"><text:span text:style-name="Strong_20_Emphasis">Tier 1 - Commercial Market (Launch Fast):</text:span></text:p>
      <text:list text:style-name="L7">
        <text:list-item>
          <text:p text:style-name="P18">Buy cheap Chinese humanoid hardware ($15K-30K) </text:p>
        </text:list-item>
        <text:list-item>
          <text:p text:style-name="P18">Strip software, add HOS + Israeli AI/cyber </text:p>
        </text:list-item>
        <text:list-item>
          <text:p text:style-name="P18">Sell for $75K-150K = $55K gross margin </text:p>
        </text:list-item>
        <text:list-item>
          <text:p text:style-name="P18">Market: Restaurants, hotels, elderly care </text:p>
        </text:list-item>
        <text:list-item>
          <text:p text:style-name="P19">Security: Low concern (not spying on cooking robots) </text:p>
        </text:list-item>
      </text:list>
      <text:p text:style-name="P3"><text:span text:style-name="Strong_20_Emphasis">Tier 2 - Premium Market (Scale Up):</text:span></text:p>
      <text:list text:style-name="L8">
        <text:list-item>
          <text:p text:style-name="P20">Partner with American (Tesla, Figure) and Japanese manufacturers </text:p>
        </text:list-item>
        <text:list-item>
          <text:p text:style-name="P20">Western markets prefer non-Chinese hardware </text:p>
        </text:list-item>
        <text:list-item>
          <text:p text:style-name="P21">Higher trust, better strategic positioning </text:p>
        </text:list-item>
      </text:list>
      <text:p text:style-name="P3"><text:span text:style-name="Strong_20_Emphasis">Tier 3 - Military/Government (Maximum Security):</text:span></text:p>
      <text:list text:style-name="L9">
        <text:list-item>
          <text:p text:style-name="P22">Israeli, American, or Japanese hardware ONLY </text:p>
        </text:list-item>
        <text:list-item>
          <text:p text:style-name="P22">OR: Chinese hardware audited by Unit 8200 (find/remove spy devices) </text:p>
        </text:list-item>
        <text:list-item>
          <text:p text:style-name="P22">Add military-grade Israeli systems </text:p>
        </text:list-item>
        <text:list-item>
          <text:p text:style-name="P22">Tunnel warfare, border patrol, urban combat applications </text:p>
        </text:list-item>
        <text:list-item>
          <text:p text:style-name="P23">Premium pricing: $150K+ per unit </text:p>
        </text:list-item>
      </text:list>
      <text:h text:style-name="P5" text:outline-level="3">Israeli Precedent</text:h>
      <text:list text:style-name="L10">
        <text:list-item>
          <text:p text:style-name="P24"><text:span text:style-name="Strong_20_Emphasis">F-35:</text:span> Took American jet, added Israeli avionics → superior version </text:p>
        </text:list-item>
        <text:list-item>
          <text:p text:style-name="P24"><text:span text:style-name="Strong_20_Emphasis">Gulfstream:</text:span> Acquired cheap executive planes → Air Force surveillance platforms (still flying) </text:p>
        </text:list-item>
        <text:list-item>
          <text:p text:style-name="P25"><text:span text:style-name="Strong_20_Emphasis">Humanoids:</text:span> Same playbook → acquire hardware, add Israeli intelligence </text:p>
        </text:list-item>
      </text:list>
      <text:p text:style-name="P4"/>
      <text:h text:style-name="P2" text:outline-level="2">Proven Execution: AIMn Trading System</text:h>
      <text:h text:style-name="P5" text:outline-level="3">Live Performance (Verified Data)</text:h>
      <text:p text:style-name="P3"><text:span text:style-name="Strong_20_Emphasis">Visit:</text:span> meirniv.pythonanywhere.com/orders</text:p>
      <text:list text:style-name="L11">
        <text:list-item>
          <text:p text:style-name="P26">200 completed trades across stocks, crypto, futures </text:p>
        </text:list-item>
        <text:list-item>
          <text:p text:style-name="P26"><text:span text:style-name="Strong_20_Emphasis">403% cumulative P&amp;L</text:span> ($4,038 profit) </text:p>
        </text:list-item>
        <text:list-item>
          <text:p text:style-name="P26"><text:span text:style-name="Strong_20_Emphasis">99% win rate</text:span> (only 2 minor losses) </text:p>
        </text:list-item>
        <text:list-item>
          <text:p text:style-name="P26"><text:span text:style-name="Strong_20_Emphasis">Operating TODAY</text:span> (last trade: hours ago) </text:p>
        </text:list-item>
        <text:list-item>
          <text:p text:style-name="P27">Built using AI-native development (10x faster than traditional methods) </text:p>
        </text:list-item>
      </text:list>
      <text:h text:style-name="P5" text:outline-level="3">What This Proves</text:h>
      <text:p text:style-name="P3">✅ Founder ships production systems (not just ideas)<text:line-break/>✅ AI-assisted development works at scale (proven methodology)<text:line-break/>✅ Unoptimized system is profitable (robust, room for improvement)<text:line-break/>✅ Same approach will build RoboChef in 18 months (not 5 years)</text:p>
      <text:p text:style-name="P4"/>
      <text:h text:style-name="P2" text:outline-level="2">Competitive Advantage</text:h>
      <text:h text:style-name="P5" text:outline-level="3">vs. Hardware Companies (Tesla, Figure, Chinese manufacturers)</text:h>
      <text:list text:style-name="L12">
        <text:list-item>
          <text:p text:style-name="P28"><text:span text:style-name="Strong_20_Emphasis">They:</text:span> Build humanoid bodies (10-20% margins, one-time revenue) </text:p>
        </text:list-item>
        <text:list-item>
          <text:p text:style-name="P28"><text:span text:style-name="Strong_20_Emphasis">We:</text:span> Build the OS (60-80% margins, recurring revenue, network effects) </text:p>
        </text:list-item>
        <text:list-item>
          <text:p text:style-name="P29"><text:span text:style-name="Strong_20_Emphasis">Result:</text:span> OS layer captures 5-10x more value than hardware (Microsoft &gt; Dell, Google &gt; Samsung) </text:p>
        </text:list-item>
      </text:list>
      <text:h text:style-name="P5" text:outline-level="3">vs. Traditional Robotics Startups</text:h>
      <text:list text:style-name="L13">
        <text:list-item>
          <text:p text:style-name="P30"><text:span text:style-name="Strong_20_Emphasis">They:</text:span> 5 years, $25M to first revenue, academic approach </text:p>
        </text:list-item>
        <text:list-item>
          <text:p text:style-name="P30"><text:span text:style-name="Strong_20_Emphasis">Us:</text:span> 18 months, $8M to $1M revenue, AI-native speed advantage </text:p>
        </text:list-item>
        <text:list-item>
          <text:p text:style-name="P31"><text:span text:style-name="Strong_20_Emphasis">Result:</text:span> 8x more capital efficient, 3x faster to market </text:p>
        </text:list-item>
      </text:list>
      <text:h text:style-name="P5" text:outline-level="3">vs. Existing OS Efforts (ROS, proprietary systems)</text:h>
      <text:list text:style-name="L14">
        <text:list-item>
          <text:p text:style-name="P32"><text:span text:style-name="Strong_20_Emphasis">They:</text:span> Fragmented, not purpose-built for humanoids, no business model </text:p>
        </text:list-item>
        <text:list-item>
          <text:p text:style-name="P32"><text:span text:style-name="Strong_20_Emphasis">Us:</text:span> Purpose-built HOS, open ecosystem, recurring revenue from day 1 </text:p>
        </text:list-item>
        <text:list-item>
          <text:p text:style-name="P33"><text:span text:style-name="Strong_20_Emphasis">Result:</text:span> First-mover advantage: 18-24 month window to become standard </text:p>
        </text:list-item>
      </text:list>
      <text:p text:style-name="P4"/>
      <text:h text:style-name="P2" text:outline-level="2">The Investment</text:h>
      <text:h text:style-name="P5" text:outline-level="3">Ask</text:h>
      <text:p text:style-name="P3"><text:span text:style-name="Strong_20_Emphasis">$8,000,000 seed round</text:span></text:p>
      <text:h text:style-name="P5" text:outline-level="3">Valuation</text:h>
      <text:list text:style-name="L15">
        <text:list-item>
          <text:p text:style-name="P34"><text:span text:style-name="Strong_20_Emphasis">Pre-money:</text:span> $15M </text:p>
        </text:list-item>
        <text:list-item>
          <text:p text:style-name="P34"><text:span text:style-name="Strong_20_Emphasis">Post-money:</text:span> $23M </text:p>
        </text:list-item>
        <text:list-item>
          <text:p text:style-name="P35"><text:soft-page-break/><text:span text:style-name="Strong_20_Emphasis">Investor Equity:</text:span> 34.8% </text:p>
        </text:list-item>
      </text:list>
      <text:h text:style-name="P5" text:outline-level="3">Use of Funds</text:h>
      <text:list text:style-name="L16">
        <text:list-item>
          <text:p text:style-name="P36">$3M: Hardware &amp; prototyping (3 RoboChef units) </text:p>
        </text:list-item>
        <text:list-item>
          <text:p text:style-name="P36">$2M: Team (12-15 people, 18 months) </text:p>
        </text:list-item>
        <text:list-item>
          <text:p text:style-name="P36">$2M: Pilot deployments (3 restaurants) </text:p>
        </text:list-item>
        <text:list-item>
          <text:p text:style-name="P37">$1M: Operations (legal, facilities, business development) </text:p>
        </text:list-item>
      </text:list>
      <text:h text:style-name="P5" text:outline-level="3">18-Month Mileston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meline</text:p>
            </table:table-cell>
            <table:table-cell table:style-name="Table1.A1" office:value-type="string">
              <text:p text:style-name="Table_20_Heading">Milestone</text:p>
            </table:table-cell>
            <table:table-cell table:style-name="Table1.A1" office:value-type="string">
              <text:p text:style-name="Table_20_Heading">Valuation Impact</text:p>
            </table:table-cell>
          </table:table-row>
        </table:table-header-rows>
        <table:table-row>
          <table:table-cell table:style-name="Table1.A1" office:value-type="string">
            <text:p text:style-name="Table_20_Contents">Month 6</text:p>
          </table:table-cell>
          <table:table-cell table:style-name="Table1.A1" office:value-type="string">
            <text:p text:style-name="Table_20_Contents">Functional prototype, 5 dishes, first pilot signed</text:p>
          </table:table-cell>
          <table:table-cell table:style-name="Table1.A1" office:value-type="string">
            <text:p text:style-name="Table_20_Contents">$30-40M (1.3-1.7x)</text:p>
          </table:table-cell>
        </table:table-row>
        <table:table-row>
          <table:table-cell table:style-name="Table1.A1" office:value-type="string">
            <text:p text:style-name="Table_20_Contents">Month 12</text:p>
          </table:table-cell>
          <table:table-cell table:style-name="Table1.A1" office:value-type="string">
            <text:p text:style-name="Table_20_Contents">3 pilots live, 20+ dishes, $210K revenue</text:p>
          </table:table-cell>
          <table:table-cell table:style-name="Table1.A1" office:value-type="string">
            <text:p text:style-name="Table_20_Contents">$60-80M (2.6-3.5x)</text:p>
          </table:table-cell>
        </table:table-row>
        <table:table-row>
          <table:table-cell table:style-name="Table1.A1" office:value-type="string">
            <text:p text:style-name="Table_20_Contents">Month 18</text:p>
          </table:table-cell>
          <table:table-cell table:style-name="Table1.A1" office:value-type="string">
            <text:p text:style-name="Table_20_Contents">$1M revenue, 10+ pipeline, Series A ready</text:p>
          </table:table-cell>
          <table:table-cell table:style-name="Table1.A1" office:value-type="string">
            <text:p text:style-name="Table_20_Contents">$80-150M (3.5-6.5x)</text:p>
          </table:table-cell>
        </table:table-row>
      </table:table>
      <text:h text:style-name="P5" text:outline-level="3">Series A Target (Month 18-20)</text:h>
      <text:list text:style-name="L17">
        <text:list-item>
          <text:p text:style-name="P38"><text:span text:style-name="Strong_20_Emphasis">Raise:</text:span> $20-50M at $80-150M pre-money valuation </text:p>
        </text:list-item>
        <text:list-item>
          <text:p text:style-name="P39"><text:span text:style-name="Strong_20_Emphasis">Seed investor markup:</text:span> 3.5-6.5x in 18 months </text:p>
        </text:list-item>
      </text:list>
      <text:p text:style-name="P4"/>
      <text:h text:style-name="P2" text:outline-level="2">Financial Highlights</text:h>
      <text:h text:style-name="P5" text:outline-level="3">Unit Economics (Per Restaurant)</text:h>
      <text:list text:style-name="L18">
        <text:list-item>
          <text:p text:style-name="P40"><text:span text:style-name="Strong_20_Emphasis">Monthly revenue:</text:span> $75,000 (50 meals/day × $50/meal) </text:p>
        </text:list-item>
        <text:list-item>
          <text:p text:style-name="P40"><text:span text:style-name="Strong_20_Emphasis">Gross profit:</text:span> $26,250/month (35% margin) </text:p>
        </text:list-item>
        <text:list-item>
          <text:p text:style-name="P40"><text:span text:style-name="Strong_20_Emphasis">Annual gross profit:</text:span> $315,000 </text:p>
        </text:list-item>
        <text:list-item>
          <text:p text:style-name="P40"><text:span text:style-name="Strong_20_Emphasis">Hardware payback:</text:span> 3 months (if sold) or immediate (if leased) </text:p>
        </text:list-item>
        <text:list-item>
          <text:p text:style-name="P41"><text:span text:style-name="Strong_20_Emphasis">Lifetime value:</text:span> $1M+ per restaurant </text:p>
        </text:list-item>
      </text:list>
      <text:h text:style-name="P5" text:outline-level="3">18-Month Projections</text:h>
      <text:list text:style-name="L19">
        <text:list-item>
          <text:p text:style-name="P42"><text:span text:style-name="Strong_20_Emphasis">Cumulative revenue:</text:span> $1M+ (3 restaurant pilots) </text:p>
        </text:list-item>
        <text:list-item>
          <text:p text:style-name="P42"><text:span text:style-name="Strong_20_Emphasis">Annual run-rate (month 18):</text:span> $1.6M revenue, $567K gross profit </text:p>
        </text:list-item>
        <text:list-item>
          <text:p text:style-name="P42"><text:span text:style-name="Strong_20_Emphasis">Monthly burn:</text:span> $444K average </text:p>
        </text:list-item>
        <text:list-item>
          <text:p text:style-name="P43"><text:span text:style-name="Strong_20_Emphasis">Runway:</text:span> 18 months to Series A </text:p>
        </text:list-item>
      </text:list>
      <text:h text:style-name="P5" text:outline-level="3">Path to Profitability (Post-Series A)</text:h>
      <text:list text:style-name="L20">
        <text:list-item>
          <text:p text:style-name="P44"><text:span text:style-name="Strong_20_Emphasis">Break-even:</text:span> ~40 restaurants deployed </text:p>
        </text:list-item>
        <text:list-item>
          <text:p text:style-name="P44"><text:span text:style-name="Strong_20_Emphasis">Timeline:</text:span> 18-20 months after Series A </text:p>
        </text:list-item>
        <text:list-item>
          <text:p text:style-name="P45"><text:span text:style-name="Strong_20_Emphasis">Total time:</text:span> 3-3.5 years from seed (exceptional for robotics) </text:p>
        </text:list-item>
      </text:list>
      <text:p text:style-name="P4"/>
      <text:h text:style-name="P2" text:outline-level="2">Returns Analysis</text:h>
      <text:h text:style-name="P5" text:outline-level="3">Exit Scenarios (5-7 year horizon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Probability</text:p>
            </table:table-cell>
            <table:table-cell table:style-name="Table2.A1" office:value-type="string">
              <text:p text:style-name="Table_20_Heading">Exit Valuation</text:p>
            </table:table-cell>
            <table:table-cell table:style-name="Table2.A1" office:value-type="string">
              <text:p text:style-name="Table_20_Heading">Return</text:p>
            </table:table-cell>
            <table:table-cell table:style-name="Table2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2.A1" office:value-type="string">
            <text:p text:style-name="Table_20_Contents">Conservative (RoboChef only)</text:p>
          </table:table-cell>
          <table:table-cell table:style-name="Table2.A1" office:value-type="string">
            <text:p text:style-name="Table_20_Contents">20%</text:p>
          </table:table-cell>
          <table:table-cell table:style-name="Table2.A1" office:value-type="string">
            <text:p text:style-name="Table_20_Contents">$300M</text:p>
          </table:table-cell>
          <table:table-cell table:style-name="Table2.A1" office:value-type="string">
            <text:p text:style-name="Table_20_Contents">$104M</text:p>
          </table:table-cell>
          <table:table-cell table:style-name="Table2.A1" office:value-type="string">
            <text:p text:style-name="Table_20_Contents">13x</text:p>
          </table:table-cell>
        </table:table-row>
        <table:table-row>
          <table:table-cell table:style-name="Table2.A1" office:value-type="string">
            <text:p text:style-name="Table_20_Contents">Base Case (RoboChef + HOS interest)</text:p>
          </table:table-cell>
          <table:table-cell table:style-name="Table2.A1" office:value-type="string">
            <text:p text:style-name="Table_20_Contents">60%</text:p>
          </table:table-cell>
          <table:table-cell table:style-name="Table2.A1" office:value-type="string">
            <text:p text:style-name="Table_20_Contents">$2B</text:p>
          </table:table-cell>
          <table:table-cell table:style-name="Table2.A1" office:value-type="string">
            <text:p text:style-name="Table_20_Contents">$696M</text:p>
          </table:table-cell>
          <table:table-cell table:style-name="Table2.A1" office:value-type="string">
            <text:p text:style-name="Table_20_Contents">87x</text:p>
          </table:table-cell>
        </table:table-row>
        <table:table-row>
          <table:table-cell table:style-name="Table2.A1" office:value-type="string">
            <text:p text:style-name="Table_20_Contents">Optimistic (HOS becomes standard)</text:p>
          </table:table-cell>
          <table:table-cell table:style-name="Table2.A1" office:value-type="string">
            <text:p text:style-name="Table_20_Contents">15%</text:p>
          </table:table-cell>
          <table:table-cell table:style-name="Table2.A1" office:value-type="string">
            <text:p text:style-name="Table_20_Contents">$10B</text:p>
          </table:table-cell>
          <table:table-cell table:style-name="Table2.A1" office:value-type="string">
            <text:p text:style-name="Table_20_Contents">$3.48B</text:p>
          </table:table-cell>
          <table:table-cell table:style-name="Table2.A1" office:value-type="string">
            <text:p text:style-name="Table_20_Contents">435x</text:p>
          </table:table-cell>
        </table:table-row>
        <table:table-row>
          <table:table-cell table:style-name="Table2.A1" office:value-type="string">
            <text:p text:style-name="Table_20_Contents">Moonshot (Android-level success)</text:p>
          </table:table-cell>
          <table:table-cell table:style-name="Table2.A1" office:value-type="string">
            <text:p text:style-name="Table_20_Contents">5%</text:p>
          </table:table-cell>
          <table:table-cell table:style-name="Table2.A1" office:value-type="string">
            <text:p text:style-name="Table_20_Contents">$50B+</text:p>
          </table:table-cell>
          <table:table-cell table:style-name="Table2.A1" office:value-type="string">
            <text:p text:style-name="Table_20_Contents">$17.4B+</text:p>
          </table:table-cell>
          <table:table-cell table:style-name="Table2.A1" office:value-type="string">
            <text:p text:style-name="Table_20_Contents">2,175x+</text:p>
          </table:table-cell>
        </table:table-row>
      </table:table>
      <text:p text:style-name="P3"><text:span text:style-name="Strong_20_Emphasis">Risk-Adjusted Expected Return:</text:span> 60-90x over 5-7 years</text:p>
      <text:p text:style-name="P3"><text:span text:style-name="Strong_20_Emphasis">Series A Markup (18 months):</text:span> 3.5-6.5x (base case), up to 8.7x (best case)</text:p>
      <text:p text:style-name="P4"/>
      <text:h text:style-name="P2" text:outline-level="2">Why Now?</text:h>
      <text:h text:style-name="P5" text:outline-level="3">Market Timing</text:h>
      <text:p text:style-name="P3">✅ Restaurant labor shortage (post-COVID, rising wages)<text:line-break/>✅ Humanoid hardware ready (Tesla, Figure, Unitree shipping soon)<text:line-break/>✅ No dominant OS exists yet (18-24 month first-mover window)<text:line-break/>✅ AI enables fast development (my competitive advantage)</text:p>
      <text:h text:style-name="P5" text:outline-level="3">Competitive Timing</text:h>
      <text:p text:style-name="P3">✅ Hardware companies don't see the OS opportunity yet<text:line-break/>✅ Traditional robotics too slow (5-year development cycles)<text:line-break/>✅ Window closing fast (China aggressively pursuing humanoid leadership)</text:p>
      <text:p text:style-name="P3"><text:soft-page-break/><text:span text:style-name="Strong_20_Emphasis">The TikTok Wake-Up Call:</text:span><text:line-break/>America panicked over TikTok (a social media app) and forced its sale over national security concerns. Now imagine the threat if China controls the humanoid robot OS - not just data collection, but physical presence in homes, businesses, and military bases with eyes, ears, and hands. If the West banned TikTok, they will DEMAND a trusted OS for humanoid robots. Israel can be that trusted alternative.</text:p>
      <text:h text:style-name="P5" text:outline-level="3">Israeli Strategic Timing</text:h>
      <text:p text:style-name="P3">✅ Military need is NOW (tunnel warfare, border security)<text:line-break/>✅ Brain drain opportunity (antisemitism pushing Jewish talent out of West)<text:line-break/>✅ Platform battles won early (first to standard wins everything)</text:p>
      <text:p text:style-name="P46">"The best time to invest in a platform is before everyone realizes it's a platform."</text:p>
      <text:p text:style-name="P4"/>
      <text:h text:style-name="P2" text:outline-level="2">Team</text:h>
      <text:h text:style-name="P5" text:outline-level="3">Founder &amp; Visionary: Meir Niv</text:h>
      <text:p text:style-name="P3"><text:span text:style-name="Strong_20_Emphasis">Background:</text:span></text:p>
      <text:list text:style-name="L21">
        <text:list-item>
          <text:p text:style-name="P47">45+ years software/hardware engineering </text:p>
        </text:list-item>
        <text:list-item>
          <text:p text:style-name="P47">AI-native development expertise (proven with AIMn system) </text:p>
        </text:list-item>
        <text:list-item>
          <text:p text:style-name="P47">Pattern recognition across 4 tech waves: PC, Internet, Mobile, Robotics </text:p>
        </text:list-item>
        <text:list-item>
          <text:p text:style-name="P48">Understands platform economics (OS &gt; hardware) </text:p>
        </text:list-item>
      </text:list>
      <text:p text:style-name="P3"><text:span text:style-name="Strong_20_Emphasis">Role &amp; Transparency:</text:span></text:p>
      <text:list text:style-name="L22">
        <text:list-item>
          <text:p text:style-name="P49"><text:span text:style-name="Strong_20_Emphasis">Role:</text:span> Visionary/Founder - provides breakthrough ideas and strategic direction </text:p>
        </text:list-item>
        <text:list-item>
          <text:p text:style-name="P49"><text:span text:style-name="Strong_20_Emphasis">Not running operations:</text:span> Has hearing difficulty, prefers email-based communication </text:p>
        </text:list-item>
        <text:list-item>
          <text:p text:style-name="P49"><text:span text:style-name="Strong_20_Emphasis">Management team:</text:span> VC firm brings full team including CEO, COO, CTO </text:p>
        </text:list-item>
        <text:list-item>
          <text:p text:style-name="P49"><text:span text:style-name="Strong_20_Emphasis">Founder protection:</text:span> Cannot be fired (Steve Jobs/OpenAI lesson learned) </text:p>
        </text:list-item>
        <text:list-item>
          <text:p text:style-name="P50"><text:span text:style-name="Strong_20_Emphasis">Authority:</text:span> Can fire anyone including CEO if not aligned with vision </text:p>
        </text:list-item>
      </text:list>
      <text:p text:style-name="P3">This structure makes sense: Meir provides ideas, VC provides execution team, we build something extraordinary together.</text:p>
      <text:h text:style-name="P5" text:outline-level="3">Key Hires (Funded by Seed)</text:h>
      <text:list text:style-name="L23">
        <text:list-item>
          <text:p text:style-name="P51"><text:span text:style-name="Strong_20_Emphasis">CEO:</text:span> VC-selected operational leader, proven startup experience </text:p>
        </text:list-item>
        <text:list-item>
          <text:p text:style-name="P51"><text:span text:style-name="Strong_20_Emphasis">CTO:</text:span> Robotics expert, proven product shipper, leadership experience </text:p>
        </text:list-item>
        <text:list-item>
          <text:p text:style-name="P51"><text:span text:style-name="Strong_20_Emphasis">Head of HR:</text:span> Experienced talent acquisition (founder's granddaughter) </text:p>
        </text:list-item>
        <text:list-item>
          <text:p text:style-name="P51"><text:span text:style-name="Strong_20_Emphasis">5-7 Robotics Engineers:</text:span> Locomotion, manipulation, sensors </text:p>
        </text:list-item>
        <text:list-item>
          <text:p text:style-name="P51"><text:span text:style-name="Strong_20_Emphasis">3-4 AI/ML Engineers:</text:span> Vision, planning, learning </text:p>
        </text:list-item>
        <text:list-item>
          <text:p text:style-name="P52"><text:span text:style-name="Strong_20_Emphasis">2 Food Scientists:</text:span> Recipe development, safety </text:p>
        </text:list-item>
      </text:list>
      <text:p text:style-name="P3"><text:span text:style-name="Strong_20_Emphasis">Culture:</text:span> Ship fast, iterate, learn (not academic perfectionism)</text:p>
      <text:p text:style-name="P4"/>
      <text:h text:style-name="P2" text:outline-level="2">Risk Mitigation</text:h>
      <text:p text:style-name="P3"><text:span text:style-name="Strong_20_Emphasis">Technical:</text:span><text:line-break/>Partner with existing humanoid manufacturers, start with simple tasks, iterate based on real data</text:p>
      <text:p text:style-name="P3"><text:span text:style-name="Strong_20_Emphasis">Market:</text:span><text:line-break/>Multiple verticals (restaurants, hotels, corporate), lease model reduces adoption barrier, government (military) demand</text:p>
      <text:p text:style-name="P3"><text:span text:style-name="Strong_20_Emphasis">Financial:</text:span><text:line-break/>18-month runway, clear milestones at 6/12 months, can raise bridge if needed, lean team with equity compensation</text:p>
      <text:p text:style-name="P3"><text:span text:style-name="Strong_20_Emphasis">Execution:</text:span><text:line-break/>Remote hiring (global talent), proven founder (AIMn system), pragmatic approach (80% solution, not perfection)</text:p>
      <text:p text:style-name="P3"><text:span text:style-name="Strong_20_Emphasis">Geopolitical:</text:span><text:line-break/>Three-tier hardware strategy (Chinese commercial, Western premium, Israeli/vetted military) addresses security concerns</text:p>
      <text:p text:style-name="P4"/>
      <text:h text:style-name="P2" text:outline-level="2">Why This Investment?</text:h>
      <text:p text:style-name="P3">✅ <text:span text:style-name="Strong_20_Emphasis">Proven Founder:</text:span> AIMn system (403% P&amp;L) shows execution capability<text:line-break/>✅ <text:span text:style-name="Strong_20_Emphasis">Capital Efficient:</text:span> 8x better than typical robotics startup<text:line-break/>✅ <text:span text:style-name="Strong_20_Emphasis">Fast to Revenue:</text:span> $1M in 18 months vs 3-5 years industry standard<text:line-break/>✅ <text:span text:style-name="Strong_20_Emphasis">Strong Unit Economics:</text:span> 3-month payback, 40:1 LTV:CAC<text:line-break/>✅ <text:span text:style-name="Strong_20_Emphasis">IP Protection:</text:span> Patent on encrypted ingredients creates moat<text:line-break/>✅ <text:span text:style-name="Strong_20_Emphasis">Multiple Exit Paths:</text:span> RoboChef alone (13x+) or HOS platform (100x+)<text:line-break/>✅ <text:span text:style-name="Strong_20_Emphasis">Market Timing:</text:span> Restaurant labor crisis, humanoid hardware ready NOW<text:line-break/>✅ <text:span text:style-name="Strong_20_Emphasis">Platform Potential:</text:span> OS layer in trillion-dollar market<text:line-break/>✅ <text:span text:style-name="Strong_20_Emphasis">Strategic for Israel:</text:span> Military applications, brain drain reversal, national security</text:p>
      <text:p text:style-name="P4"/>
      <text:h text:style-name="P2" text:outline-level="2">The Strategic Choice for Israel</text:h>
      <text:p text:style-name="P3">This investment is bigger than one company's returns.</text:p>
      <text:p text:style-name="P3"><text:span text:style-name="Strong_20_Emphasis">If Israel leads in humanoid robotics:</text:span></text:p>
      <text:list text:style-name="L24">
        <text:list-item>
          <text:p text:style-name="P53">Save Israeli soldiers' lives (tunnel warfare, border security) </text:p>
        </text:list-item>
        <text:list-item>
          <text:p text:style-name="P53">Create new export industry (like cybersecurity, but bigger) </text:p>
        </text:list-item>
        <text:list-item>
          <text:p text:style-name="P53"><text:soft-page-break/>Attract world's best talent (brain drain reversal) </text:p>
        </text:list-item>
        <text:list-item>
          <text:p text:style-name="P53">Strategic independence (not dependent on China/US) </text:p>
        </text:list-item>
        <text:list-item>
          <text:p text:style-name="P54">Position Israel as THE humanoid robotics hub globally </text:p>
        </text:list-item>
      </text:list>
      <text:p text:style-name="P3"><text:span text:style-name="Strong_20_Emphasis">If we don't lead:</text:span></text:p>
      <text:list text:style-name="L25">
        <text:list-item>
          <text:p text:style-name="P55">China dominates (national security threat) </text:p>
        </text:list-item>
        <text:list-item>
          <text:p text:style-name="P55">Opportunity lost (platform battles won early) </text:p>
        </text:list-item>
        <text:list-item>
          <text:p text:style-name="P56">Israel becomes customer, not owner </text:p>
        </text:list-item>
      </text:list>
      <text:p text:style-name="P4"/>
      <text:h text:style-name="P2" text:outline-level="2">Next Steps</text:h>
      <text:h text:style-name="P5" text:outline-level="3">For Interested Investors</text:h>
      <text:p text:style-name="P3"><text:span text:style-name="Strong_20_Emphasis">Deep Dive Meeting (Email-Based Discussion):</text:span></text:p>
      <text:list text:style-name="L26">
        <text:list-item>
          <text:p text:style-name="P57">Live AIMn system demo </text:p>
        </text:list-item>
        <text:list-item>
          <text:p text:style-name="P57">RoboChef patent walkthrough </text:p>
        </text:list-item>
        <text:list-item>
          <text:p text:style-name="P57">HOS platform vision </text:p>
        </text:list-item>
        <text:list-item>
          <text:p text:style-name="P58">Team &amp; execution plan </text:p>
        </text:list-item>
      </text:list>
      <text:p text:style-name="P3"><text:span text:style-name="Strong_20_Emphasis">Due Diligence:</text:span></text:p>
      <text:list text:style-name="L27">
        <text:list-item>
          <text:p text:style-name="P59">Technical review (bring robotics/AI experts) </text:p>
        </text:list-item>
        <text:list-item>
          <text:p text:style-name="P59">Reference calls </text:p>
        </text:list-item>
        <text:list-item>
          <text:p text:style-name="P60">Financial model deep dive </text:p>
        </text:list-item>
      </text:list>
      <text:p text:style-name="P3"><text:span text:style-name="Strong_20_Emphasis">Term Sheet Discussion:</text:span></text:p>
      <text:list text:style-name="L28">
        <text:list-item>
          <text:p text:style-name="P61">If mutual interest </text:p>
        </text:list-item>
        <text:list-item>
          <text:p text:style-name="P62">Target close: 4-6 weeks </text:p>
        </text:list-item>
      </text:list>
      <text:p text:style-name="P4"/>
      <text:h text:style-name="P2" text:outline-level="2">Key Documents Available</text:h>
      <text:list text:style-name="L29">
        <text:list-item>
          <text:p text:style-name="P63">Full business plan (Israeli version with military/strategic angles) </text:p>
        </text:list-item>
        <text:list-item>
          <text:p text:style-name="P63">RoboChef provisional patent application (45 pages) </text:p>
        </text:list-item>
        <text:list-item>
          <text:p text:style-name="P63">HOS strategic vision document (45 pages) </text:p>
        </text:list-item>
        <text:list-item>
          <text:p text:style-name="P63">Detailed 18-month financial model </text:p>
        </text:list-item>
        <text:list-item>
          <text:p text:style-name="P64">AIMn system live access &amp; performance data </text:p>
        </text:list-item>
      </text:list>
      <text:p text:style-name="P4"/>
      <text:h text:style-name="P2" text:outline-level="2">Contact</text:h>
      <text:p text:style-name="P3"><text:span text:style-name="Strong_20_Emphasis">Meir Niv</text:span><text:line-break/>Founder &amp; Visionary, RoboChef / HOS Platform</text:p>
      <text:p text:style-name="P3"><text:span text:style-name="Strong_20_Emphasis">Email:</text:span> [your email]<text:line-break/><text:span text:style-name="Strong_20_Emphasis">Phone:</text:span> [your phone]<text:line-break/><text:span text:style-name="Strong_20_Emphasis">Live Trading System:</text:span> meirniv.pythonanywhere.com/orders</text:p>
      <text:p text:style-name="P3"><text:span text:style-name="Strong_20_Emphasis">Preferred Communication:</text:span> Email-based (due to hearing difficulty)</text:p>
      <text:p text:style-name="P4"/>
      <text:h text:style-name="P2" text:outline-level="2">The Pattern</text:h>
      <text:p text:style-name="P3"><text:span text:style-name="Strong_20_Emphasis">Microsoft</text:span> (PC OS) → <text:span text:style-name="Strong_20_Emphasis">Google</text:span> (Mobile OS) → <text:span text:style-name="Strong_20_Emphasis">[Israel]</text:span> (Humanoid OS)</text:p>
      <text:p text:style-name="P4"/>
      <text:p text:style-name="P46">"In 2005, Google bought Android for $50M. Today it's worth $200B+.<text:line-break/>The humanoid OS opportunity is bigger. And Israel should own it."</text:p>
      <text:p text:style-name="P46">— Meir Niv, Founder</text:p>
      <text:p text:style-name="P4"/>
      <text:h text:style-name="P2" text:outline-level="2">For Israel. For the Future. For the Next Generation. 🇮🇱</text:h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9:38:18.518245000</meta:creation-date>
    <dc:date>2025-11-20T06:09:53.695142200</dc:date>
    <meta:editing-duration>PT10H31M34S</meta:editing-duration>
    <meta:editing-cycles>2</meta:editing-cycles>
    <meta:generator>LibreOffice/25.8.2.2$Windows_X86_64 LibreOffice_project/d401f2107ccab8f924a8e2df40f573aab7605b6f</meta:generator>
    <meta:document-statistic meta:table-count="2" meta:image-count="0" meta:object-count="0" meta:page-count="5" meta:paragraph-count="241" meta:word-count="1837" meta:character-count="12358" meta:non-whitespace-character-count="10761"/>
  </office:meta>
</office:document-meta>
</file>